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78a" officeooo:paragraph-rsid="0005378a"/>
    </style:style>
    <style:style style:name="T1" style:family="text">
      <style:text-properties officeooo:rsid="0006334f"/>
    </style:style>
    <style:style style:name="T2" style:family="text">
      <style:text-properties officeooo:rsid="000648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mshu outline <text:line-break/><text:line-break/><text:line-break/>Landing Page<text:line-break/><text:line-break/>login / signup hero<text:line-break/><text:line-break/>captures of popular case whiteboards<text:line-break/><text:line-break/><text:line-break/>Navbar*<text:line-break/><text:line-break/>logo Gumshu<text:line-break/><text:line-break/>Whiteboard<text:line-break/><text:line-break/>tasks<text:line-break/><text:line-break/>Cases<text:line-break/><text:line-break/>public Cases<text:line-break/><text:line-break/>resources<text:line-break/><text:line-break/>News<text:line-break/><text:line-break/><text:span text:style-name="T2">discussion</text:span><text:line-break/><text:line-break/><text:line-break/>Whiteboard*<text:line-break/><text:line-break/>case <text:span text:style-name="T1">tab </text:span>– drop down<text:line-break/><text:line-break/>people Cards <text:span text:style-name="T1">tab</text:span> – people <text:span text:style-name="T1">page with cards bio infor and status of persons (deceased, alive, missing), notes on bottom</text:span><text:line-break/><text:line-break/><text:span text:style-name="T1">event Cards tab <text:s/>– newspaper clippings and youtube video links, official documents folders as a card – folder system would work best<text:line-break/><text:line-break/>TimeLine tab – a timeline with locations and events and to the approxamite minute <text:line-break/><text:line-break/>Notes tab – note cards that hold important ideas or theories<text:line-break/><text:line-break/><text:line-break/></text:span><text:span text:style-name="T2">Tasks* - just a simple tasking system for jobs gathering information<text:line-break/><text:line-break/>Cases* - a link directly to all of your case files, named and numbered as you see fit, will open to the white-boarding page of each case<text:line-break/><text:line-break/>Public Cases* - will show publicly available cases and will open an uneditable version of the whiteboard made by a particular user, there will also be a suggesstions tab.<text:line-break/><text:line-break/></text:span><text:soft-page-break/><text:span text:style-name="T2">Resources * - this page will house links and directions on how to get information either by government or third party sources<text:line-break/><text:line-break/>news* - This page will show latest crime and investigation updates news<text:line-break/><text:line-break/>discussion Page* - this will be a live chat similar to discord for people to talk about popular cases. </text:span><text:span text:style-name="T1"><text:line-break/></text:span><text:line-break/><text:line-break/><text:line-break/><text:line-break/><text:line-break/><text:line-break/><text:span text:style-name="T2">Need an upload system. For people to upload there foia informatio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0:14:58.696900666</meta:creation-date>
    <dc:date>2024-08-01T10:44:07.073293738</dc:date>
    <meta:editing-duration>PT8M48S</meta:editing-duration>
    <meta:editing-cycles>1</meta:editing-cycles>
    <meta:document-statistic meta:table-count="0" meta:image-count="0" meta:object-count="0" meta:page-count="2" meta:paragraph-count="1" meta:word-count="222" meta:character-count="1377" meta:non-whitespace-character-count="1111"/>
    <meta:generator>LibreOffice/7.3.7.2$Linux_X86_64 LibreOffice_project/30$Build-2</meta:generator>
  </office:meta>
</office:document-meta>
</file>